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LA" svg:font-family="AriL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09a2" officeooo:paragraph-rsid="000f09a2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0f09a2" officeooo:paragraph-rsid="000f09a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a933" style:font-name="Arial" fo:font-size="40pt" officeooo:rsid="000f09a2" officeooo:paragraph-rsid="000f09a2" style:font-size-asian="40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DF TITLE</text:p>
      <text:p text:style-name="P1"/>
      <text:p text:style-name="P2">Mussum Ipsum, cacilds vidis litro abertis. Em pé sem cair, deitado sem dormir, sentado sem cochilar e fazendo pose. Admodum accumsan disputationi eu sit. Vide electram sadipscing et per. Casamentiss faiz malandris se pirulitá. Diuretics paradis num copo é motivis de denguis.</text:p>
      <text:p text:style-name="P2"/>
      <text:p text:style-name="P2">Atirei o pau no gatis, per gatis num morreus. Copo furadis é disculpa de bebadis, arcu quam euismod magna. Aenean aliquam molestie leo, vitae iaculis nisl. In elementis mé pra quem é amistosis quis leo. </text:p>
      <text:p text:style-name="P1"/>
      <text:p text:style-name="P1">EN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LA" svg:font-family="AriL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3T15:17:21.330000000</meta:creation-date>
    <dc:date>2021-09-03T15:20:23.087000000</dc:date>
    <meta:editing-duration>PT3M3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4" meta:word-count="80" meta:character-count="491" meta:non-whitespace-character-count="414"/>
  </office:meta>
</office:document-meta>
</file>